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font-size="16pt" fo:font-weight="bold" officeooo:rsid="000a78d4" officeooo:paragraph-rsid="000a78d4"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a78d4" officeooo:paragraph-rsid="000a78d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a78d4" officeooo:paragraph-rsid="000bbf3c" style:font-size-asian="12.25pt" style:font-weight-asian="bold" style:font-size-complex="14pt" style:font-weight-complex="bold"/>
    </style:style>
    <style:style style:name="P4" style:family="paragraph" style:parent-style-name="Standard">
      <style:paragraph-properties fo:line-height="100%" fo:text-align="start" style:justify-single-word="false"/>
      <style:text-properties fo:font-size="14pt" fo:font-weight="bold" officeooo:rsid="000a78d4" officeooo:paragraph-rsid="000bbf3c"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2pt" fo:font-weight="normal" officeooo:rsid="000a78d4" officeooo:paragraph-rsid="000a78d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style="italic" fo:font-weight="bold" officeooo:rsid="000b3d62" officeooo:paragraph-rsid="000b3d62"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Liberation Serif" fo:font-size="12pt" fo:font-style="italic" fo:font-weight="bold" officeooo:rsid="000cf2a4" officeooo:paragraph-rsid="000cf2a4"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font-name="Liberation Serif" fo:font-size="12pt" fo:font-style="normal" fo:font-weight="normal" officeooo:rsid="000caf14" officeooo:paragraph-rsid="000caf14"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0cf2a4" officeooo:paragraph-rsid="000cf2a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0f77d6" officeooo:paragraph-rsid="000f77d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1pt" fo:font-weight="normal" officeooo:rsid="000a78d4" officeooo:paragraph-rsid="000a78d4"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Serif" fo:font-size="11pt" fo:font-weight="normal" officeooo:rsid="000b3d62" officeooo:paragraph-rsid="000b3d62" style:font-size-asian="11pt" style:font-weight-asian="normal" style:font-size-complex="11pt" style:font-weight-complex="normal"/>
    </style:style>
    <style:style style:name="T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font-name="Liberation Serif" fo:font-size="12pt" fo:font-style="italic" style:font-size-asian="12pt" style:font-style-asian="italic" style:font-size-complex="12pt" style:font-style-complex="italic"/>
    </style:style>
    <style:style style:name="T3" style:family="text">
      <style:text-properties fo:font-size="11pt" officeooo:rsid="000a8ef7" style:font-size-asian="11pt" style:font-size-complex="11pt"/>
    </style:style>
    <style:style style:name="T4" style:family="text">
      <style:text-properties officeooo:rsid="000cf2a4"/>
    </style:style>
    <style:style style:name="T5" style:family="text">
      <style:text-properties officeooo:rsid="000de559"/>
    </style:style>
    <style:style style:name="T6" style:family="text">
      <style:text-properties officeooo:rsid="000f7fe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ID HAUTAZKO LABORATEGIA</text:p>
      <text:p text:style-name="P2"/>
      <text:p text:style-name="P2"/>
      <text:p text:style-name="P3">Ireki-itxia printzipioa (OCP)</text:p>
      <text:p text:style-name="P3"><text:span text:style-name="T1"/></text:p>
      <text:p text:style-name="P3"><text:span text:style-name="T2">Zer gertatuko litzateke Sheet klaseari “Diamond” gehituko bagenio? Sheet klaseak OCP <text:line-break/>printzipioa betetzen du?</text:span></text:p>
      <text:p text:style-name="P4"><text:span text:style-name="T2"/></text:p>
      <text:p text:style-name="P5"><text:span text:style-name="T3">Diamond klasea gehitu eta hori marraztu ahal izateko, sheet klasean Diamond objetuak gordetzen dituen bektore berri bat sortu, bektorean elementuak sartzeko addDiamond metodo berria idatzi, eta gainera drawFigures metodoan beste begizta bat sortu beharko genuke.</text:span></text:p>
      <text:p text:style-name="P14"/>
      <text:p text:style-name="P15">Begibistakoa da OCP printzipioa ez duela betetzen, forma edo irudi mota berri bat txertatzea erabakitzen dugun bakoitzean, objetu berri horren klase berria sortzeaz aparte, sheet klasean ere kodea aldatu beharko dugudalako, eta gainera kode bera edo oso antzeko behin eta berriro errepikatuz.</text:p>
      <text:p text:style-name="P6"/>
      <text:p text:style-name="P6">Sheet klaseak OCP bete ahal izateko, figureren humeak erabili beharrean, figure superklasea erabil dezan aldatu beharko dugu:</text:p>
      <text:list xml:id="list4245140222" text:style-name="L3">
        <text:list-item>
          <text:p text:style-name="P8">Bektore bakarra Figure motako objetuak(eta bere humeak) gordetzen dituena. <text:span text:style-name="T4">Square eta circle bektoreak ezabatu.</text:span></text:p>
        </text:list-item>
      </text:list>
      <text:list xml:id="list2558269297" text:style-name="L2">
        <text:list-item>
          <text:p text:style-name="P7">addFigure metodoa bektore horretara objetuak sartzeko. <text:span text:style-name="T4">AddSquare eta addCircle metodoak ezabatu.</text:span></text:p>
        </text:list-item>
        <text:list-item>
          <text:p text:style-name="P7">DrawFigure eraldatu, bere barruan begizta bakarra egonik, figure bektoreko elementu guztiak atzituz eta draw eginez.</text:p>
        </text:list-item>
      </text:list>
      <text:p text:style-name="P6"/>
      <text:p text:style-name="P6"/>
      <text:p text:style-name="P9">Egin duzun aldaketa errefaktorizazio bat dela kontsideratzen duzu? </text:p>
      <text:p text:style-name="P9"/>
      <text:p text:style-name="P11">Errefaktorizazio<text:span text:style-name="T4">aren definizioaren arabera, haurretik egindako kode batean errefaktorizazio bat egitean, kodeak lehen bezala funtzionatzen segi beharko luke.</text:span></text:p>
      <text:p text:style-name="P11"/>
      <text:p text:style-name="P12">Kasu honetan, adibidez, kanpoko metodo edo kode zati batek sheet klaseko addSquare edo addCircle metodoetako bateri deitzen badio, errefaktorizazioan <text:span text:style-name="T5">metodo</text:span> horiek ezabatu ditugunez, erroreak suertatuko dira. Beraz, ez da errefaktorizazio bat.</text:p>
      <text:p text:style-name="P12"/>
      <text:p text:style-name="P12"/>
      <text:p text:style-name="P10">Figure bakoitzak azalera bat edukiko balu (hau da, getArea()), eta Sheet batean dauden <text:line-break/>irudi guztien azalera kalkulatu nahi bagenu, nola osatuko zenuke klaseak.</text:p>
      <text:p text:style-name="P10"/>
      <text:p text:style-name="P13">Alde batetik, figure klasean getArea metodo abstraktua definituko nuke, bere hume guztiek inplementa zezaten. Bestalde, Sheet klasean gordetako figure objetuen getArea metodoei deitu beharko genieke, <text:span text:style-name="T6">getFigureAreas izeneko metodo berri bat sortuz adibidez</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0T17:25:39.895000000</dc:date>
    <meta:editing-duration>PT34M</meta:editing-duration>
    <meta:editing-cycles>8</meta:editing-cycles>
    <meta:generator>LibreOffice/7.2.0.4$Windows_X86_64 LibreOffice_project/9a9c6381e3f7a62afc1329bd359cc48accb6435b</meta:generator>
    <meta:document-statistic meta:table-count="0" meta:image-count="0" meta:object-count="0" meta:page-count="1" meta:paragraph-count="14" meta:word-count="268" meta:character-count="2054" meta:non-whitespace-character-count="1800"/>
  </office:meta>
</office:document-meta>
</file>